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068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#cccccc" fo:padding="0in" fo:border="none" style:writing-mode="page">
        <style:background-image/>
      </style:table-cell-properties>
    </style:style>
    <style:style style:name="Table1.B1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1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1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3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3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4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4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4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4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4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4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4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4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4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51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51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44pt" officeooo:rsid="00102d2a" officeooo:paragraph-rsid="00102d2a" style:font-size-asian="38.5pt" style:font-size-complex="44pt"/>
    </style:style>
    <style:style style:name="P2" style:family="paragraph" style:parent-style-name="Standard">
      <style:text-properties fo:font-size="13pt" officeooo:rsid="00102d2a" officeooo:paragraph-rsid="00102d2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11a" officeooo:paragraph-rsid="0034b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02d2a" officeooo:paragraph-rsid="00102d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d2a" officeooo:paragraph-rsid="0010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3d6" officeooo:paragraph-rsid="00118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7e" officeooo:paragraph-rsid="00134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14a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550" officeooo:paragraph-rsid="001b25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f35" officeooo:paragraph-rsid="001c8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396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d8" officeooo:paragraph-rsid="001fb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10c" officeooo:paragraph-rsid="00201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45c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dd3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6c7" officeooo:paragraph-rsid="0024a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aef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957e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6f0" officeooo:paragraph-rsid="002906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6f0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918" officeooo:paragraph-rsid="002ac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7726" officeooo:paragraph-rsid="002b7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b23" officeooo:paragraph-rsid="002e7b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1a0" officeooo:paragraph-rsid="002ef1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0023" officeooo:paragraph-rsid="003000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6c9" officeooo:paragraph-rsid="0032b6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11a" officeooo:paragraph-rsid="0034b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18c" officeooo:paragraph-rsid="0036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59b" officeooo:paragraph-rsid="00396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086d" officeooo:paragraph-rsid="003b08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856" officeooo:paragraph-rsid="003cb8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d5c" officeooo:paragraph-rsid="003d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2d2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fde" style:font-weight-asian="bold" style:font-weight-complex="bold"/>
    </style:style>
    <style:style style:name="T5" style:family="text">
      <style:text-properties fo:font-weight="bold" officeooo:rsid="001531df" style:font-weight-asian="bold" style:font-weight-complex="bold"/>
    </style:style>
    <style:style style:name="T6" style:family="text">
      <style:text-properties fo:font-weight="bold" officeooo:rsid="0016eff5" style:font-weight-asian="bold" style:font-weight-complex="bold"/>
    </style:style>
    <style:style style:name="T7" style:family="text">
      <style:text-properties fo:font-weight="bold" officeooo:rsid="001b2550" style:font-weight-asian="bold" style:font-weight-complex="bold"/>
    </style:style>
    <style:style style:name="T8" style:family="text">
      <style:text-properties officeooo:rsid="001183d6"/>
    </style:style>
    <style:style style:name="T9" style:family="text">
      <style:text-properties officeooo:rsid="00129fde"/>
    </style:style>
    <style:style style:name="T10" style:family="text">
      <style:text-properties officeooo:rsid="001531df"/>
    </style:style>
    <style:style style:name="T11" style:family="text">
      <style:text-properties officeooo:rsid="0016eff5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8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ef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a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1a214a"/>
    </style:style>
    <style:style style:name="T21" style:family="text">
      <style:text-properties officeooo:rsid="001c8f35"/>
    </style:style>
    <style:style style:name="T22" style:family="text">
      <style:text-properties officeooo:rsid="001d4e13"/>
    </style:style>
    <style:style style:name="T23" style:family="text">
      <style:text-properties officeooo:rsid="001ee874"/>
    </style:style>
    <style:style style:name="T24" style:family="text">
      <style:text-properties officeooo:rsid="001fb1d8"/>
    </style:style>
    <style:style style:name="T25" style:family="text">
      <style:text-properties officeooo:rsid="0020110c"/>
    </style:style>
    <style:style style:name="T26" style:family="text">
      <style:text-properties officeooo:rsid="0021645c"/>
    </style:style>
    <style:style style:name="T27" style:family="text">
      <style:text-properties officeooo:rsid="0022add3"/>
    </style:style>
    <style:style style:name="T28" style:family="text">
      <style:text-properties officeooo:rsid="0024a6c7"/>
    </style:style>
    <style:style style:name="T29" style:family="text">
      <style:text-properties officeooo:rsid="0024f714"/>
    </style:style>
    <style:style style:name="T30" style:family="text">
      <style:text-properties officeooo:rsid="00269aef"/>
    </style:style>
    <style:style style:name="T31" style:family="text">
      <style:text-properties officeooo:rsid="0027957e"/>
    </style:style>
    <style:style style:name="T32" style:family="text">
      <style:text-properties officeooo:rsid="002906f0"/>
    </style:style>
    <style:style style:name="T33" style:family="text">
      <style:text-properties officeooo:rsid="002ac918"/>
    </style:style>
    <style:style style:name="T34" style:family="text">
      <style:text-properties officeooo:rsid="0031294b"/>
    </style:style>
    <style:style style:name="T35" style:family="text">
      <style:text-properties officeooo:rsid="0039659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Basic Linux Command</text:span></text:p>
      <text:p text:style-name="P1"><text:span text:style-name="T2"/></text:p>
      <table:table table:name="Table1" table:style-name="Table1" table:template-name="Simple List Shaded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Command </text:p>
            <text:p text:style-name="P7">Name</text:p>
          </table:table-cell>
          <table:table-cell table:style-name="Table1.A1" office:value-type="string">
            <text:p text:style-name="P7"><text:s text:c="11"/>Syntax</text:p>
          </table:table-cell>
          <table:table-cell table:style-name="Table1.A1" office:value-type="string">
            <text:p text:style-name="P7"><text:s text:c="8"/>Description </text:p>
          </table:table-cell>
          <table:table-cell table:style-name="Table1.A1" office:value-type="string">
            <text:p text:style-name="P6"><text:s text:c="6"/><text:span text:style-name="T1">Examples</text:span></text:p>
          </table:table-cell>
        </table:table-row>
        <table:table-row table:style-name="Table1.2">
          <table:table-cell table:style-name="Table1.A2" office:value-type="string">
            <text:p text:style-name="P13"><text:s text:c="4"/><text:span text:style-name="T3">ls</text:span></text:p>
          </table:table-cell>
          <table:table-cell table:style-name="Table1.B2" office:value-type="float" office:value="0">
            <text:p text:style-name="P13"><text:span text:style-name="T8">l</text:span>s -[option] <text:s/><text:span text:style-name="T8">&lt;</text:span>directory<text:span text:style-name="T8">&gt;</text:span></text:p>
            <text:p text:style-name="P14"/>
            <text:p text:style-name="P14">1)<text:span text:style-name="T3"> ls -m <text:s/></text:span>will show the files and folder with comma</text:p>
            <text:p text:style-name="P14"/>
            <text:p text:style-name="P14">2) <text:span text:style-name="T3">ls -a</text:span> <text:s/>show the hidden files also</text:p>
            <text:p text:style-name="P14"/>
            <text:p text:style-name="P14">3) <text:span text:style-name="T3">ls <text:s/>-l</text:span> <text:s/>will show the files and folder in a listing format</text:p>
            <text:p text:style-name="P14"/>
            <text:p text:style-name="P14">4) <text:span text:style-name="T3">ls -lh</text:span> will show the file with listing and size</text:p>
            <text:p text:style-name="P14"/>
            <text:p text:style-name="P14">5) <text:span text:style-name="T3">ls -i</text:span> will show the list of files and folders with Inode</text:p>
            <text:p text:style-name="P14"/>
            <text:p text:style-name="P14">6) <text:span text:style-name="T4">ls -t</text:span><text:span text:style-name="T9"> will show the modification time with directory listing</text:span></text:p>
            <text:p text:style-name="P14"/>
            <text:p text:style-name="P14"/>
          </table:table-cell>
          <table:table-cell table:style-name="Table1.B2" office:value-type="float" office:value="0">
            <text:p text:style-name="P8"><text:s text:c="2"/><text:span text:style-name="T1">ls <text:s/>command used to see the files and folder inside a directory .it is the most used command in linux.</text:span></text:p>
          </table:table-cell>
          <table:table-cell table:style-name="Table1.B2" office:value-type="float" office:value="0">
            <text:p text:style-name="P15"><text:s/>=&gt; ls -l m</text:p>
            <text:p text:style-name="P15"/>
            <text:p text:style-name="P15">[root@localhost vagrant]# ls -m</text:p>
            <text:p text:style-name="P15"/>
            <text:p text:style-name="P15">file1, file2, file3, file4.txt, file5.py, file6.java, test1, test2, test3</text:p>
          </table:table-cell>
        </table:table-row>
        <table:table-row>
          <table:table-cell table:style-name="Table1.A3" office:value-type="string">
            <text:p text:style-name="P15"><text:s text:c="2"/>more</text:p>
          </table:table-cell>
          <table:table-cell table:style-name="Table1.B3" office:value-type="float" office:value="0">
            <text:p text:style-name="P15"><text:s/><text:span text:style-name="T3">More </text:span><text:span text:style-name="T5">&lt;options&gt;</text:span><text:span text:style-name="T3"> &lt;file_name&gt;</text:span></text:p>
            <text:p text:style-name="P15"/>
            <text:p text:style-name="P54"><text:span text:style-name="T10">1)</text:span><text:span text:style-name="T3">more -d </text:span><text:span text:style-name="T10">will give you reading file one screen at a time</text:span></text:p>
            <text:p text:style-name="P54"/>
            <text:p text:style-name="P55">2)<text:span text:style-name="T6">more -p </text:span><text:span text:style-name="T11"><text:s/>will clear the screen first then show the content</text:span></text:p>
            <text:p text:style-name="P55"/>
            <text:p text:style-name="P57"><text:span text:style-name="T12">3)</text:span><text:span text:style-name="T18">more +&lt;</text:span><text:span text:style-name="T19">number</text:span><text:span text:style-name="T18">&gt; </text:span><text:span text:style-name="T13">will display the line <text:s/>after the input line number</text:span></text:p>
            <text:p text:style-name="P56"/>
            <text:p text:style-name="P15"/>
            <text:p text:style-name="P16"><text:span text:style-name="T11">5)</text:span><text:span text:style-name="T6">ls | more</text:span><text:span text:style-name="T11"> will how the </text:span><text:soft-page-break/><text:span text:style-name="T11">directory on screen at a time</text:span></text:p>
            <text:p text:style-name="P15"/>
            <text:p text:style-name="P17"><text:span text:style-name="T11">6) </text:span><text:span text:style-name="T3">cat &lt;file_name&gt; | more</text:span> <text:span text:style-name="T11">read any file with one screen at a time</text:span></text:p>
            <text:p text:style-name="P17"/>
          </table:table-cell>
          <table:table-cell table:style-name="Table1.B3" office:value-type="float" office:value="0">
            <text:p text:style-name="P15">It is used for many purpose.</text:p>
            <text:p text:style-name="P17">Is is used for displaying the content inside a file.</text:p>
            <text:p text:style-name="P17">If any directory has many files</text:p>
            <text:p text:style-name="P17">you can see it with one screen at a time.</text:p>
            <text:p text:style-name="P10"><text:span text:style-name="T14">It will also work with other command like ls and cat</text:span>more +30 sample.txt</text:p>
            <text:p text:style-name="P18"/>
          </table:table-cell>
          <table:table-cell table:style-name="Table1.B3" office:value-type="float" office:value="0">
            <text:p text:style-name="P11"><text:span text:style-name="T15"><text:s/></text:span><text:span text:style-name="T17">=&gt;more more +30 sample.txt</text:span></text:p>
            <text:p text:style-name="P11"><text:s/>this is linux tutorial</text:p>
            <text:p text:style-name="P19"/>
            <text:p text:style-name="P19"/>
            <text:p text:style-name="P19">[root@localhost vagrant]# ls | more</text:p>
            <text:p text:style-name="P19">file1</text:p>
            <text:p text:style-name="P19">file2</text:p>
            <text:p text:style-name="P19">file3</text:p>
            <text:p text:style-name="P19">file4.txt</text:p>
            <text:p text:style-name="P19">file5.py</text:p>
            <text:p text:style-name="P19">file6.java</text:p>
            <text:p text:style-name="P19">file.txt</text:p>
            <text:p text:style-name="P19">test1</text:p>
            <text:p text:style-name="P19">test2</text:p>
            <text:p text:style-name="P19">test3</text:p>
          </table:table-cell>
        </table:table-row>
        <table:table-row>
          <table:table-cell table:style-name="Table1.A2" office:value-type="string">
            <text:p text:style-name="P20">less</text:p>
          </table:table-cell>
          <table:table-cell table:style-name="Table1.B2" office:value-type="float" office:value="0">
            <text:p text:style-name="P9"><text:s/><text:span text:style-name="T9">More &lt;options&gt; &lt;file_name&gt;</text:span></text:p>
            <text:p text:style-name="P9"/>
            <text:p text:style-name="P9"><text:span text:style-name="T20">less </text:span>-E : automatically exit the first time it reaches end of file.<text:line-break/></text:p>
            <text:p text:style-name="P9"><text:span text:style-name="T20">Less </text:span>-f : forces non-regular file to open.<text:line-break/></text:p>
            <text:p text:style-name="P9"><text:span text:style-name="T20">Less </text:span>-F : exit if entire file can be displayed on first screen<text:line-break/></text:p>
            <text:p text:style-name="P9"><text:span text:style-name="T20">less </text:span>-g : highlight the string which was found by last search command<text:line-break/></text:p>
            <text:p text:style-name="P9"/>
            <text:p text:style-name="P9"><text:span text:style-name="T20">less </text:span>-G : suppresses all highlighting of strings found by search commands<text:line-break/><text:span text:style-name="T20">less </text:span>-i : cause sears line numbers</text:p>
            <text:p text:style-name="P9"><text:line-break/><text:span text:style-name="T20">less </text:span>-p <text:span text:style-name="T20">&lt;</text:span>pattern<text:span text:style-name="T20">&gt;</text:span> : it tells less to start at the first occurrence of pattern in the file</text:p>
            <text:p text:style-name="P9"/>
            <text:p text:style-name="P9"><text:line-break/><text:span text:style-name="T20">less </text:span>-s : <text:s/>causes consecutive blank lines to be squeezed into a single blank line <text:s/>to ignore case<text:line-break/><text:span text:style-name="T20">less </text:span>-n : suppresses line numbers<text:line-break/><text:span text:style-name="T20">less </text:span>-p <text:span text:style-name="T20">&lt;</text:span>pattern<text:span text:style-name="T20">&gt;</text:span> : it tells less to start at the first occurrence of pattern in the file<text:line-break/></text:p>
            <text:p text:style-name="P9"><text:span text:style-name="T20">less </text:span>-s : <text:s/>causes consecutive <text:soft-page-break/>blank lines to be squeezed</text:p>
            <text:p text:style-name="P9"/>
            <text:p text:style-name="P9"><text:span text:style-name="T20">less </text:span>-<text:span text:style-name="T20">N</text:span> : <text:span text:style-name="T20">shows line number</text:span></text:p>
          </table:table-cell>
          <table:table-cell table:style-name="Table1.B2" office:value-type="float" office:value="0">
            <text:p text:style-name="P8"><text:s/><text:span text:style-name="T20">It works like the more command .it also give scroling options</text:span></text:p>
          </table:table-cell>
          <table:table-cell table:style-name="Table1.B2" office:value-type="float" office:value="0">
            <text:p text:style-name="P8"/>
            <text:p text:style-name="P9"><text:span text:style-name="T20">=&gt;dmesg | less -E =&gt;dmesg | less -N =&gt;dmesg | less -p systemd </text:span></text:p>
            <text:p text:style-name="P20">=&gt;cat file.txt | less -F</text:p>
            <text:p text:style-name="P20">=&gt;cat file.txt | less -g</text:p>
            <text:p text:style-name="P20">=&gt;cat file.txt | less -E</text:p>
          </table:table-cell>
        </table:table-row>
        <table:table-row>
          <table:table-cell table:style-name="Table1.A3" office:value-type="string">
            <text:p text:style-name="P21">strings</text:p>
          </table:table-cell>
          <table:table-cell table:style-name="Table1.B3" office:value-type="float" office:value="0">
            <text:p text:style-name="P8"><text:s text:c="2"/><text:span text:style-name="T7">strings &lt;filename&gt;</text:span></text:p>
          </table:table-cell>
          <table:table-cell table:style-name="Table1.B3" office:value-type="float" office:value="0">
            <text:p text:style-name="P21">To display the content of the file</text:p>
          </table:table-cell>
          <table:table-cell table:style-name="Table1.B3" office:value-type="float" office:value="0">
            <text:p text:style-name="P21">String file.txt</text:p>
          </table:table-cell>
        </table:table-row>
        <table:table-row>
          <table:table-cell table:style-name="Table1.A2" office:value-type="string">
            <text:p text:style-name="P21">tree</text:p>
          </table:table-cell>
          <table:table-cell table:style-name="Table1.B2" office:value-type="float" office:value="0">
            <text:p text:style-name="P21"><text:s/>Tree &lt;directory&gt; </text:p>
            <text:p text:style-name="P21">[you may have to tool with package manager]</text:p>
            <text:p text:style-name="P21"/>
          </table:table-cell>
          <table:table-cell table:style-name="Table1.B2" office:value-type="float" office:value="0">
            <text:p text:style-name="P21">To display the Directory stricture in a tree format </text:p>
          </table:table-cell>
          <table:table-cell table:style-name="Table1.B2" office:value-type="float" office:value="0">
            <text:p text:style-name="P21"><text:s/>tree /dev</text:p>
            <text:p text:style-name="P21"><text:s/>tree /home//user1</text:p>
          </table:table-cell>
        </table:table-row>
        <table:table-row>
          <table:table-cell table:style-name="Table1.A3" office:value-type="string">
            <text:p text:style-name="P21">dir</text:p>
          </table:table-cell>
          <table:table-cell table:style-name="Table1.B3" office:value-type="float" office:value="0">
            <text:p text:style-name="P21"><text:s/>Dir &lt;directory_name&gt; </text:p>
            <text:p text:style-name="P21"/>
            <text:p text:style-name="P21">[you have to install ‘tree’ tools before using this command]</text:p>
          </table:table-cell>
          <table:table-cell table:style-name="Table1.B3" office:value-type="float" office:value="0">
            <text:p text:style-name="P21">To display the diles and folder inside the directory</text:p>
          </table:table-cell>
          <table:table-cell table:style-name="Table1.B3" office:value-type="float" office:value="0">
            <text:p text:style-name="P21"><text:s/>dir /dev </text:p>
            <text:p text:style-name="P21"><text:s/>dir /</text:p>
            <text:p text:style-name="P21"><text:s/>dir /home</text:p>
          </table:table-cell>
        </table:table-row>
        <table:table-row>
          <table:table-cell table:style-name="Table1.A2" office:value-type="string">
            <text:p text:style-name="P21">date</text:p>
          </table:table-cell>
          <table:table-cell table:style-name="Table1.B2" office:value-type="float" office:value="0">
            <text:p text:style-name="P21">date</text:p>
          </table:table-cell>
          <table:table-cell table:style-name="Table1.B2" office:value-type="float" office:value="0">
            <text:p text:style-name="P21">To display the current date and time</text:p>
          </table:table-cell>
          <table:table-cell table:style-name="Table1.B2" office:value-type="float" office:value="0">
            <text:p text:style-name="P21"><text:s/>date</text:p>
          </table:table-cell>
        </table:table-row>
        <table:table-row>
          <table:table-cell table:style-name="Table1.A3" office:value-type="string">
            <text:p text:style-name="P21">cal</text:p>
          </table:table-cell>
          <table:table-cell table:style-name="Table1.B3" office:value-type="float" office:value="0">
            <text:p text:style-name="P21">Cal</text:p>
            <text:p text:style-name="P21">cal &lt;year&gt;</text:p>
            <text:p text:style-name="P21">cal &lt;month&gt; &lt;year&gt;</text:p>
          </table:table-cell>
          <table:table-cell table:style-name="Table1.B3" office:value-type="float" office:value="0">
            <text:p text:style-name="P21">To display the calendar <text:s/></text:p>
          </table:table-cell>
          <table:table-cell table:style-name="Table1.B3" office:value-type="float" office:value="0">
            <text:p text:style-name="P21"><text:span text:style-name="T21">=&gt; c</text:span>alendar 2019</text:p>
            <text:p text:style-name="P21"><text:span text:style-name="T21">=&gt; </text:span>calendar 12 2019</text:p>
            <text:p text:style-name="P21"/>
            <text:p text:style-name="P21"/>
          </table:table-cell>
        </table:table-row>
        <table:table-row>
          <table:table-cell table:style-name="Table1.A2" office:value-type="string">
            <text:p text:style-name="P22">clear</text:p>
            <text:p text:style-name="P8"/>
          </table:table-cell>
          <table:table-cell table:style-name="Table1.B2" office:value-type="float" office:value="0">
            <text:p text:style-name="P8"><text:s/><text:span text:style-name="T21">clear</text:span></text:p>
          </table:table-cell>
          <table:table-cell table:style-name="Table1.B2" office:value-type="float" office:value="0">
            <text:p text:style-name="P8"><text:s/><text:span text:style-name="T21">Clean the screen</text:span></text:p>
          </table:table-cell>
          <table:table-cell table:style-name="Table1.B2" office:value-type="float" office:value="0">
            <text:p text:style-name="P22">clear</text:p>
          </table:table-cell>
        </table:table-row>
        <table:table-row>
          <table:table-cell table:style-name="Table1.A3" office:value-type="string">
            <text:p text:style-name="P22">bc</text:p>
          </table:table-cell>
          <table:table-cell table:style-name="Table1.B3" office:value-type="float" office:value="0">
            <text:p text:style-name="P8"><text:s/><text:span text:style-name="T21">Bc</text:span></text:p>
            <text:p text:style-name="P8"/>
            <text:p text:style-name="P22">[you may have to install it first]</text:p>
          </table:table-cell>
          <table:table-cell table:style-name="Table1.B3" office:value-type="float" office:value="0">
            <text:p text:style-name="P8"><text:s/><text:span text:style-name="T21">Basic calculator</text:span></text:p>
          </table:table-cell>
          <table:table-cell table:style-name="Table1.B3" office:value-type="float" office:value="0">
            <text:p text:style-name="P8"><text:s text:c="2"/><text:span text:style-name="T21">=&gt;bc</text:span></text:p>
            <text:p text:style-name="P22">[type quit for exit]</text:p>
            <text:p text:style-name="P8"/>
          </table:table-cell>
        </table:table-row>
        <table:table-row table:style-name="Table1.2">
          <table:table-cell table:style-name="Table1.A2" office:value-type="string">
            <text:p text:style-name="P23">rmdir</text:p>
          </table:table-cell>
          <table:table-cell table:style-name="Table1.B2" office:value-type="float" office:value="0">
            <text:p text:style-name="P8"><text:s text:c="2"/><text:span text:style-name="T22">Rmdir &lt;empty_directory&gt;</text:span></text:p>
          </table:table-cell>
          <table:table-cell table:style-name="Table1.B2" office:value-type="float" office:value="0">
            <text:p text:style-name="P3"><text:span text:style-name="T22">Remove empty directory</text:span></text:p>
            <text:p text:style-name="P23">[you cant remove any directory which has file in it with this command]</text:p>
          </table:table-cell>
          <table:table-cell table:style-name="Table1.B2" office:value-type="float" office:value="0">
            <text:p text:style-name="P8"><text:s/><text:span text:style-name="T22">=&gt;rmdir dir1/</text:span></text:p>
          </table:table-cell>
        </table:table-row>
        <table:table-row>
          <table:table-cell table:style-name="Table1.A3" office:value-type="string">
            <text:p text:style-name="P48">mkdir</text:p>
          </table:table-cell>
          <table:table-cell table:style-name="Table1.B13" office:value-type="string">
            <text:p text:style-name="P48">mkdir &lt;directory&gt; : for making single directory</text:p>
            <text:p text:style-name="P48"/>
            <text:p text:style-name="P48">mkdir -p &lt;directory/directory&gt;:</text:p>
            <text:p text:style-name="P48">for making recursive directory</text:p>
            <text:p text:style-name="P48"/>
            <text:p text:style-name="P48"/>
          </table:table-cell>
          <table:table-cell table:style-name="Table1.C13" office:value-type="string">
            <text:p text:style-name="P5">Making directory</text:p>
          </table:table-cell>
          <table:table-cell table:style-name="Table1.D13" office:value-type="string">
            <text:p text:style-name="P48">mkdir test</text:p>
            <text:p text:style-name="P48"/>
            <text:p text:style-name="P48">mkdir -p test1/test2/test3</text:p>
            <text:p text:style-name="P48"/>
          </table:table-cell>
        </table:table-row>
        <table:table-row>
          <table:table-cell table:style-name="Table1.A2" office:value-type="string">
            <text:p text:style-name="P23">file</text:p>
          </table:table-cell>
          <table:table-cell table:style-name="Table1.B2" office:value-type="float" office:value="0">
            <text:p text:style-name="P23">File &lt;filename&gt;</text:p>
          </table:table-cell>
          <table:table-cell table:style-name="Table1.B2" office:value-type="float" office:value="0">
            <text:p text:style-name="P23">Display the file type</text:p>
          </table:table-cell>
          <table:table-cell table:style-name="Table1.B2" office:value-type="float" office:value="0">
            <text:p text:style-name="P8"><text:span text:style-name="T22">=&gt;</text:span>file file.txt </text:p>
            <text:p text:style-name="P8">file.txt: ASCII text</text:p>
          </table:table-cell>
        </table:table-row>
        <table:table-row>
          <table:table-cell table:style-name="Table1.A3" office:value-type="string">
            <text:p text:style-name="P23">hwclock</text:p>
          </table:table-cell>
          <table:table-cell table:style-name="Table1.B3" office:value-type="float" office:value="0">
            <text:p text:style-name="P23"><text:s/>hwclock</text:p>
          </table:table-cell>
          <table:table-cell table:style-name="Table1.B3" office:value-type="float" office:value="0">
            <text:p text:style-name="P23">Display the Bios time</text:p>
          </table:table-cell>
          <table:table-cell table:style-name="Table1.B3" office:value-type="float" office:value="0">
            <text:p text:style-name="P8"><text:s/><text:span text:style-name="T22">hwlock</text:span></text:p>
          </table:table-cell>
        </table:table-row>
        <table:table-row table:style-name="Table1.2">
          <table:table-cell table:style-name="Table1.A2" office:value-type="string">
            <text:p text:style-name="P8"/>
            <text:p text:style-name="P23">ln</text:p>
          </table:table-cell>
          <table:table-cell table:style-name="Table1.B2" office:value-type="float" office:value="0">
            <text:p text:style-name="P23">ln &lt;option&gt; &lt;source_file&gt; &lt;shortcut_file&gt;</text:p>
            <text:p text:style-name="P23"/>
            <text:p text:style-name="P23"><text:s/>ln -s : for creating soft link</text:p>
            <text:p text:style-name="P24"><text:s/>ln -<text:span text:style-name="T23">P</text:span> : for creating <text:span text:style-name="T23">hard</text:span> link</text:p>
            <text:p text:style-name="P23"/>
            <text:p text:style-name="P23"/>
          </table:table-cell>
          <table:table-cell table:style-name="Table1.B2" office:value-type="float" office:value="0">
            <text:p text:style-name="P23">Create a link of the source filename</text:p>
            <text:p text:style-name="P23"/>
            <text:p text:style-name="P23"><text:span text:style-name="T23">I</text:span>n case <text:span text:style-name="T23">in</text:span> hard link <text:s/><text:span text:style-name="T23">if you delete the main file link wont remove</text:span></text:p>
            <text:p text:style-name="P23"/>
            <text:p text:style-name="P23"><text:soft-page-break/>but in case of <text:span text:style-name="T23">the </text:span>soft link if you delete the <text:span text:style-name="T23">main file the the linked file will be removed</text:span> </text:p>
            <text:p text:style-name="P23"/>
            <text:p text:style-name="P23"/>
          </table:table-cell>
          <table:table-cell table:style-name="Table1.B2" office:value-type="float" office:value="0">
            <text:p text:style-name="P27"><text:s/>=&gt;ln -s main.txt soft.txt</text:p>
            <text:p text:style-name="P27">=&gt;ln -s main.txt hard.txt</text:p>
          </table:table-cell>
        </table:table-row>
        <table:table-row table:style-name="Table1.2">
          <table:table-cell table:style-name="Table1.A3" office:value-type="string">
            <text:p text:style-name="P30">History</text:p>
          </table:table-cell>
          <table:table-cell table:style-name="Table1.B3" office:value-type="float" office:value="0">
            <text:p text:style-name="P23"><text:s/><text:span text:style-name="T24">history</text:span></text:p>
          </table:table-cell>
          <table:table-cell table:style-name="Table1.B3" office:value-type="float" office:value="0">
            <text:p text:style-name="P30">Shows users command history</text:p>
            <text:p text:style-name="P30">it will show the last 1000 command of the user</text:p>
            <text:p text:style-name="P30">you can set the limit if you like</text:p>
            <text:p text:style-name="P30"/>
            <text:p text:style-name="P30"/>
          </table:table-cell>
          <table:table-cell table:style-name="Table1.B3" office:value-type="float" office:value="0">
            <text:p text:style-name="P27"><text:s/><text:span text:style-name="T24">=&gt;history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7"/>
          </table:table-cell>
        </table:table-row>
        <table:table-row>
          <table:table-cell table:style-name="Table1.A3" office:value-type="string">
            <text:p text:style-name="P31">locate</text:p>
          </table:table-cell>
          <table:table-cell table:style-name="Table1.B3" office:value-type="float" office:value="0">
            <text:p text:style-name="P23"><text:s/><text:span text:style-name="T25">Locate &lt;file_name&gt; </text:span></text:p>
          </table:table-cell>
          <table:table-cell table:style-name="Table1.B3" office:value-type="float" office:value="0">
            <text:p text:style-name="P23"><text:s/><text:span text:style-name="T25">It will search the entire system for that file </text:span></text:p>
            <text:p text:style-name="P23"/>
            <text:p text:style-name="P31">[you need to apply the command ‘updatedb’ for getting letest entry]</text:p>
            <text:p text:style-name="P31"/>
            <text:p text:style-name="P31"/>
            <text:p text:style-name="P31"/>
          </table:table-cell>
          <table:table-cell table:style-name="Table1.B3" office:value-type="float" office:value="0">
            <text:p text:style-name="P31">=&gt;locate file.txt</text:p>
          </table:table-cell>
        </table:table-row>
        <table:table-row>
          <table:table-cell table:style-name="Table1.A2" office:value-type="string">
            <text:p text:style-name="P32">uname</text:p>
          </table:table-cell>
          <table:table-cell table:style-name="Table1.B2" office:value-type="float" office:value="0">
            <text:p text:style-name="P23"><text:span text:style-name="T26">uname </text:span>-a : all information, in the following order</text:p>
            <text:p text:style-name="P23"/>
            <text:p text:style-name="P23"><text:span text:style-name="T26">uname</text:span> <text:s/>-s :print the kernel name</text:p>
            <text:p text:style-name="P23"/>
            <text:p text:style-name="P23"><text:span text:style-name="T26">uname</text:span> -n: <text:span text:style-name="T26">print </text:span><text:s/>hostname</text:p>
            <text:p text:style-name="P25"/>
            <text:p text:style-name="P25"><text:span text:style-name="T26">uname</text:span> -r: <text:s/>print the kernel release</text:p>
            <text:p text:style-name="P25"/>
            <text:p text:style-name="P25"><text:span text:style-name="T26">uname</text:span> -v : print the kernel version</text:p>
            <text:p text:style-name="P25"/>
            <text:p text:style-name="P25"><text:span text:style-name="T26">uname</text:span> -m : print the machine hardware name</text:p>
            <text:p text:style-name="P25"/>
            <text:p text:style-name="P25"><text:span text:style-name="T26">uname</text:span> -p: print the processor type</text:p>
            <text:p text:style-name="P25"/>
            <text:p text:style-name="P25"><text:span text:style-name="T26">uname</text:span> -i: <text:s/>print the hardware platform</text:p>
            <text:p text:style-name="P25"/>
            <text:p text:style-name="P25"><text:span text:style-name="T26">uname</text:span> <text:s/>-o: print the operating system</text:p>
          </table:table-cell>
          <table:table-cell table:style-name="Table1.B2" office:value-type="float" office:value="0">
            <text:p text:style-name="P32">Show all the information about the kernel , OS and hardware-platform</text:p>
          </table:table-cell>
          <table:table-cell table:style-name="Table1.B2" office:value-type="float" office:value="0">
            <text:p text:style-name="P27">[root@localhost vagrant]# uname -a</text:p>
            <text:p text:style-name="P27"/>
            <text:p text:style-name="P27"/>
            <text:p text:style-name="P27">Linux localhost.localdomain 3.10.0-957.12.2.el7.x86_64 #1 SMP Tue May 14 21:24:32 UTC 2019 x86_64 x86_64 x86_64 GNU/Linux</text:p>
          </table:table-cell>
        </table:table-row>
        <table:table-row>
          <table:table-cell table:style-name="Table1.A3" office:value-type="string">
            <text:p text:style-name="P8"/>
            <text:p text:style-name="P32">tar</text:p>
            <text:p text:style-name="P8"><text:soft-page-break/></text:p>
          </table:table-cell>
          <table:table-cell table:style-name="Table1.B3" office:value-type="float" office:value="0">
            <text:p text:style-name="P32"><text:span text:style-name="T27">t</text:span>ar -cvf &lt;archive_name&gt; &lt;source&gt; : <text:span text:style-name="T27">for creating </text:span><text:soft-page-break/><text:span text:style-name="T27">archive </text:span></text:p>
            <text:p text:style-name="P32"/>
            <text:p text:style-name="P33">tar -xvf : for extracting archive</text:p>
            <text:p text:style-name="P33"/>
            <text:p text:style-name="P32"/>
          </table:table-cell>
          <table:table-cell table:style-name="Table1.B3" office:value-type="float" office:value="0">
            <text:p text:style-name="P34">For creating archive and extracting archive</text:p>
          </table:table-cell>
          <table:table-cell table:style-name="Table1.B3" office:value-type="float" office:value="0">
            <text:p text:style-name="P27">[root@localhost vagrant]# tar -cvf arch <text:soft-page-break/>test1</text:p>
            <text:p text:style-name="P27"/>
            <text:p text:style-name="P33">file arch</text:p>
            <text:p text:style-name="P33"/>
            <text:p text:style-name="P33">arch: POSIX tar archive (GNU)</text:p>
            <text:p text:style-name="P27"/>
            <text:p text:style-name="P4">[root@localhost vagrant]# tar -<text:span text:style-name="T27">x</text:span>vf arch </text:p>
            <text:p text:style-name="P28"/>
          </table:table-cell>
        </table:table-row>
        <table:table-row>
          <table:table-cell table:style-name="Table1.A2" office:value-type="string">
            <text:p text:style-name="P8"/>
            <text:p text:style-name="P34">gzip</text:p>
          </table:table-cell>
          <table:table-cell table:style-name="Table1.B2" office:value-type="float" office:value="0">
            <text:p text:style-name="P23"><text:s/><text:span text:style-name="T28">gzip &lt; file_name&gt;</text:span></text:p>
          </table:table-cell>
          <table:table-cell table:style-name="Table1.B2" office:value-type="float" office:value="0">
            <text:p text:style-name="P34">For compressing normal file or archive file</text:p>
          </table:table-cell>
          <table:table-cell table:style-name="Table1.B2" office:value-type="float" office:value="0">
            <text:p text:style-name="P27">[root@localhost vagrant]# gzip arch </text:p>
            <text:p text:style-name="P27"/>
            <text:p text:style-name="P27">[root@localhost vagrant]# file arch.gz </text:p>
            <text:p text:style-name="P27">arch.gz: gzip compressed data, was "arch", from Unix, last modified: Fri Jul 26 11:25:49 2019</text:p>
            <text:p text:style-name="P27"/>
            <text:p text:style-name="P27"/>
          </table:table-cell>
        </table:table-row>
        <table:table-row>
          <table:table-cell table:style-name="Table1.A3" office:value-type="string">
            <text:p text:style-name="P34">gunzip</text:p>
          </table:table-cell>
          <table:table-cell table:style-name="Table1.B3" office:value-type="float" office:value="0">
            <text:p text:style-name="P34"><text:s/>gunzip &lt;compress_file&gt;</text:p>
          </table:table-cell>
          <table:table-cell table:style-name="Table1.C23" office:value-type="string">
            <text:p text:style-name="P34">It is used for uncompromising a compressed fi<text:span text:style-name="T29">l</text:span>e</text:p>
            <text:p text:style-name="P34"/>
            <text:p text:style-name="P34"/>
          </table:table-cell>
          <table:table-cell table:style-name="Table1.B3" office:value-type="float" office:value="0">
            <text:p text:style-name="P27">[root@localhost vagrant]# gunzip arch.gz</text:p>
          </table:table-cell>
        </table:table-row>
        <table:table-row>
          <table:table-cell table:style-name="Table1.A2" office:value-type="string">
            <text:p text:style-name="P34">lsmod</text:p>
          </table:table-cell>
          <table:table-cell table:style-name="Table1.B2" office:value-type="float" office:value="0">
            <text:p text:style-name="P34">lsmod</text:p>
          </table:table-cell>
          <table:table-cell table:style-name="Table1.C24" office:value-type="string">
            <text:p text:style-name="P34">Show a list of the modules used by the kernel</text:p>
            <text:p text:style-name="P34"/>
            <text:p text:style-name="P34"/>
          </table:table-cell>
          <table:table-cell table:style-name="Table1.B2" office:value-type="float" office:value="0">
            <text:p text:style-name="P34">lsmod</text:p>
          </table:table-cell>
        </table:table-row>
        <table:table-row>
          <table:table-cell table:style-name="Table1.A3" office:value-type="string">
            <text:p text:style-name="P35">rmmod</text:p>
          </table:table-cell>
          <table:table-cell table:style-name="Table1.B3" office:value-type="float" office:value="0">
            <text:p text:style-name="P35"><text:span text:style-name="T30">r</text:span>mmod &lt;module_name&gt;</text:p>
            <text:p text:style-name="P35"/>
            <text:p text:style-name="P38">[you need to be a root user to perform this action]</text:p>
            <text:p text:style-name="P38"/>
            <text:p text:style-name="P36"><text:span text:style-name="T30">rmmod</text:span>-f, <text:s/>forces a module unload and may crash your machine. This requires Forced Module Removal option in your kernel. DANGEROUS</text:p>
            <text:p text:style-name="P35"/>
            <text:p text:style-name="P35"><text:span text:style-name="T30">rmmod </text:span>-v, <text:s/>enables more messages</text:p>
            <text:p text:style-name="P35"><text:span text:style-name="T30">rmmod </text:span>-V, show version</text:p>
            <text:p text:style-name="P35"><text:tab/></text:p>
          </table:table-cell>
          <table:table-cell table:style-name="Table1.B3" office:value-type="float" office:value="0">
            <text:p text:style-name="P35">Delete any module used by the kernel</text:p>
            <text:p text:style-name="P35"/>
            <text:p text:style-name="P35"/>
            <text:p text:style-name="P35">[not Recommended . do<text:span text:style-name="T30">n’</text:span>t do it unless you are absolutely sure what you are doing ]</text:p>
          </table:table-cell>
          <table:table-cell table:style-name="Table1.B3" office:value-type="float" office:value="0">
            <text:p text:style-name="P12"><text:span text:style-name="T16"><text:s/>=&gt;rmmod </text:span><text:s/>bluetooth</text:p>
            <text:p text:style-name="P37">=&gt;rmmod <text:s/><text:span text:style-name="T31">iptable_nat</text:span></text:p>
          </table:table-cell>
        </table:table-row>
        <table:table-row>
          <table:table-cell table:style-name="Table1.A2" office:value-type="string">
            <text:p text:style-name="P39"><text:s/>Modprobe</text:p>
          </table:table-cell>
          <table:table-cell table:style-name="Table1.B2" office:value-type="float" office:value="0">
            <text:p text:style-name="P23"><text:s/><text:span text:style-name="T31">modprobe</text:span></text:p>
          </table:table-cell>
          <table:table-cell table:style-name="Table1.C26" office:value-type="string">
            <text:p text:style-name="P39">Adding new module to the system</text:p>
            <text:p text:style-name="P39"/>
            <text:p text:style-name="P39"/>
            <text:p text:style-name="P39"><text:soft-page-break/></text:p>
          </table:table-cell>
          <table:table-cell table:style-name="Table1.B2" office:value-type="float" office:value="0">
            <text:p text:style-name="P27">modprobe bluetooth</text:p>
            <text:p text:style-name="P29"><text:span text:style-name="T29">modprobe </text:span><text:s/>bluetooth</text:p>
          </table:table-cell>
        </table:table-row>
        <table:table-row>
          <table:table-cell table:style-name="Table1.A3" office:value-type="string">
            <text:p text:style-name="P40">ps</text:p>
          </table:table-cell>
          <table:table-cell table:style-name="Table1.B3" office:value-type="float" office:value="0">
            <text:p text:style-name="P40">ps</text:p>
          </table:table-cell>
          <table:table-cell table:style-name="Table1.B3" office:value-type="float" office:value="0">
            <text:p text:style-name="P40">See the current running process of the system</text:p>
          </table:table-cell>
          <table:table-cell table:style-name="Table1.B3" office:value-type="float" office:value="0">
            <text:p text:style-name="P40">[root@localhost vagrant]# ps</text:p>
            <text:p text:style-name="P40"/>
            <text:p text:style-name="P40"><text:s text:c="2"/>PID TTY <text:s text:c="9"/>TIME CMD</text:p>
            <text:p text:style-name="P40"><text:s/>1517 pts/0 <text:s text:c="3"/>00:00:00 sudo</text:p>
            <text:p text:style-name="P40"><text:s/>1519 pts/0 <text:s text:c="3"/>00:00:00 bash</text:p>
            <text:p text:style-name="P40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7"/>
          </table:table-cell>
        </table:table-row>
        <table:table-row>
          <table:table-cell table:style-name="Table1.A3" office:value-type="string">
            <text:p text:style-name="P8"><text:s/><text:span text:style-name="T32">pstree</text:span></text:p>
          </table:table-cell>
          <table:table-cell table:style-name="Table1.B3" office:value-type="float" office:value="0">
            <text:p text:style-name="P23"><text:s/><text:span text:style-name="T32">pstree</text:span></text:p>
            <text:p text:style-name="P23"/>
            <text:p text:style-name="P40">[you have to install</text:p>
            <text:p text:style-name="P40">the psmisc package with the package manager]</text:p>
            <text:p text:style-name="P23"/>
          </table:table-cell>
          <table:table-cell table:style-name="Table1.B3" office:value-type="float" office:value="0">
            <text:p text:style-name="P40">Show the process in a tree format.you can see the parent and the child tree with this.</text:p>
          </table:table-cell>
          <table:table-cell table:style-name="Table1.B3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2">top</text:p>
          </table:table-cell>
          <table:table-cell table:style-name="Table1.B2" office:value-type="float" office:value="0">
            <text:p text:style-name="P23"><text:s/><text:span text:style-name="T33">top</text:span></text:p>
          </table:table-cell>
          <table:table-cell table:style-name="Table1.B2" office:value-type="float" office:value="0">
            <text:p text:style-name="P42">Top command is used for process monitoring.</text:p>
            <text:p text:style-name="P42">[more information about top in Process management]</text:p>
          </table:table-cell>
          <table:table-cell table:style-name="Table1.B2" office:value-type="float" office:value="0">
            <text:p text:style-name="P42">top</text:p>
          </table:table-cell>
        </table:table-row>
        <table:table-row>
          <table:table-cell table:style-name="Table1.A3" office:value-type="string">
            <text:p text:style-name="P43"/>
            <text:p text:style-name="P43">htop</text:p>
          </table:table-cell>
          <table:table-cell table:style-name="Table1.B3" office:value-type="float" office:value="0">
            <text:p text:style-name="P43"/>
            <text:p text:style-name="P43">htop</text:p>
            <text:p text:style-name="P43"/>
            <text:p text:style-name="P43">[you may need to install the packages using package manager]</text:p>
            <text:p text:style-name="P43"/>
          </table:table-cell>
          <table:table-cell table:style-name="Table1.B3" office:value-type="float" office:value="0">
            <text:p text:style-name="P43"/>
            <text:p text:style-name="P43">This work like exactly like the top command but with more options and user friendly environment</text:p>
            <text:p text:style-name="P43">[more information in process management chapter]</text:p>
          </table:table-cell>
          <table:table-cell table:style-name="Table1.B3" office:value-type="float" office:value="0">
            <text:p text:style-name="P43"/>
            <text:p text:style-name="P43">htop</text:p>
          </table:table-cell>
        </table:table-row>
        <table:table-row>
          <table:table-cell table:style-name="Table1.A2" office:value-type="string">
            <text:p text:style-name="P43">renice</text:p>
          </table:table-cell>
          <table:table-cell table:style-name="Table1.B2" office:value-type="float" office:value="0">
            <text:p text:style-name="P43">renice -n &lt;priority&gt; -p &lt;pid&gt;</text:p>
          </table:table-cell>
          <table:table-cell table:style-name="Table1.B2" office:value-type="float" office:value="0">
            <text:p text:style-name="P43">Used for changing the priority</text:p>
            <text:p text:style-name="P43">of a process running on a system.</text:p>
            <text:p text:style-name="P43">[more info in process management chapter]</text:p>
            <text:p text:style-name="P43"/>
          </table:table-cell>
          <table:table-cell table:style-name="Table1.B2" office:value-type="float" office:value="0">
            <text:p text:style-name="P43">Renice -n 15 -p 2121</text:p>
          </table:table-cell>
        </table:table-row>
        <table:table-row>
          <table:table-cell table:style-name="Table1.A3" office:value-type="string">
            <text:p text:style-name="P43">kill</text:p>
          </table:table-cell>
          <table:table-cell table:style-name="Table1.B3" office:value-type="float" office:value="0">
            <text:p text:style-name="P43">Kill -&lt;sigterm&gt; -p pid</text:p>
          </table:table-cell>
          <table:table-cell table:style-name="Table1.B3" office:value-type="float" office:value="0">
            <text:p text:style-name="P43">Used for terminating process for this purpose different Kill signal is used.[more information in process management chapter] </text:p>
          </table:table-cell>
          <table:table-cell table:style-name="Table1.B3" office:value-type="float" office:value="0">
            <text:p text:style-name="P43">Kill -15 1111</text:p>
            <text:p text:style-name="P43">kill -9 3333</text:p>
          </table:table-cell>
        </table:table-row>
        <table:table-row>
          <table:table-cell table:style-name="Table1.A2" office:value-type="string">
            <text:p text:style-name="P43">uptime</text:p>
          </table:table-cell>
          <table:table-cell table:style-name="Table1.B2" office:value-type="float" office:value="0">
            <text:p text:style-name="P43">uptime</text:p>
          </table:table-cell>
          <table:table-cell table:style-name="Table1.B2" office:value-type="float" office:value="0">
            <text:p text:style-name="P43">Shows the system’s running time. and load averages of previous 1 minute ,5 minute and 15 minute.</text:p>
            <text:p text:style-name="P43">[this information can be found in top and htop command also]</text:p>
            <text:p text:style-name="P43"><text:s/></text:p>
          </table:table-cell>
          <table:table-cell table:style-name="Table1.B2" office:value-type="float" office:value="0">
            <text:p text:style-name="P43">uptime</text:p>
          </table:table-cell>
        </table:table-row>
        <table:table-row>
          <table:table-cell table:style-name="Table1.A3" office:value-type="string">
            <text:p text:style-name="P44">iostat</text:p>
          </table:table-cell>
          <table:table-cell table:style-name="Table1.B3" office:value-type="float" office:value="0">
            <text:p text:style-name="P44">Iostat -c : generate cpu <text:soft-page-break/>status only</text:p>
            <text:p text:style-name="P44"/>
            <text:p text:style-name="P44">iostat -d : generate I/O statistics for <text:s text:c="2"/>all the devices</text:p>
            <text:p text:style-name="P44"/>
            <text:p text:style-name="P44">iostat -x : generate detail I/O statistics</text:p>
            <text:p text:style-name="P44"/>
            <text:p text:style-name="P44">iostat -x : generate detail I/O statistics and CPU information</text:p>
            <text:p text:style-name="P44"/>
            <text:p text:style-name="P44">iostat -p &lt;devices&gt; : generate details for that specific devices</text:p>
            <text:p text:style-name="P44"/>
            <text:p text:style-name="P44">iostat -m : generate statistics in Megabyte</text:p>
            <text:p text:style-name="P44"/>
            <text:p text:style-name="P44">iostat -k : generate statistics in Kilobyte</text:p>
            <text:p text:style-name="P44"/>
            <text:p text:style-name="P45">iostat -N : generate LVM options</text:p>
            <text:p text:style-name="P45"/>
            <text:p text:style-name="P46">iostat -t: generate statistics with timestamp</text:p>
            <text:p text:style-name="P46"/>
            <text:p text:style-name="P46">nfsiostat: <text:span text:style-name="T34">Shows information of NFS devices</text:span></text:p>
            <text:p text:style-name="P44"/>
          </table:table-cell>
          <table:table-cell table:style-name="Table1.B3" office:value-type="float" office:value="0">
            <text:p text:style-name="P47">Shows the Cpu and I/O <text:soft-page-break/>information</text:p>
            <text:p text:style-name="P47">[more information in process management Devices]</text:p>
          </table:table-cell>
          <table:table-cell table:style-name="Table1.B3" office:value-type="float" office:value="0">
            <text:p text:style-name="P47">iostat</text:p>
          </table:table-cell>
        </table:table-row>
        <table:table-row>
          <table:table-cell table:style-name="Table1.A2" office:value-type="string">
            <text:p text:style-name="P47">sar</text:p>
          </table:table-cell>
          <table:table-cell table:style-name="Table1.B36" office:value-type="string">
            <text:p text:style-name="P47">Sar</text:p>
            <text:p text:style-name="P47"/>
            <text:p text:style-name="P48">[you may have to install the packages]</text:p>
          </table:table-cell>
          <table:table-cell table:style-name="Table1.B2" office:value-type="float" office:value="0">
            <text:p text:style-name="P47">Shows the CPU and I/O statistics like the iostat command</text:p>
          </table:table-cell>
          <table:table-cell table:style-name="Table1.B2" office:value-type="float" office:value="0">
            <text:p text:style-name="P47">sar</text:p>
          </table:table-cell>
        </table:table-row>
        <table:table-row>
          <table:table-cell table:style-name="Table1.A3" office:value-type="string">
            <text:p text:style-name="P47">hostname</text:p>
          </table:table-cell>
          <table:table-cell table:style-name="Table1.B3" office:value-type="float" office:value="0">
            <text:p text:style-name="P47">hostname : displaying ostname</text:p>
            <text:p text:style-name="P47"/>
            <text:p text:style-name="P47">hostname &lt;hostname&gt;</text:p>
            <text:p text:style-name="P47"/>
            <text:p text:style-name="P47"/>
          </table:table-cell>
          <table:table-cell table:style-name="Table1.B3" office:value-type="float" office:value="0">
            <text:p text:style-name="P47">Used for Displaying the host name and setting up the hostname</text:p>
          </table:table-cell>
          <table:table-cell table:style-name="Table1.B3" office:value-type="float" office:value="0">
            <text:p text:style-name="P47">hostname</text:p>
            <text:p text:style-name="P47"/>
            <text:p text:style-name="P47">hostname linuxpc</text:p>
          </table:table-cell>
        </table:table-row>
        <table:table-row>
          <table:table-cell table:style-name="Table1.A2" office:value-type="string">
            <text:p text:style-name="P48">Pwd</text:p>
            <text:p text:style-name="P48"/>
            <text:p text:style-name="P48"/>
          </table:table-cell>
          <table:table-cell table:style-name="Table1.B38" office:value-type="string">
            <text:p text:style-name="P48">pwd</text:p>
          </table:table-cell>
          <table:table-cell table:style-name="Table1.C38" office:value-type="string">
            <text:p text:style-name="P48">Print the current directory path</text:p>
          </table:table-cell>
          <table:table-cell table:style-name="Table1.D38" office:value-type="string">
            <text:p text:style-name="P48">pwd</text:p>
          </table:table-cell>
        </table:table-row>
        <table:table-row>
          <table:table-cell table:style-name="Table1.A3" office:value-type="string">
            <text:p text:style-name="P49">dmesg</text:p>
          </table:table-cell>
          <table:table-cell table:style-name="Table1.B39" office:value-type="string">
            <text:p text:style-name="P49">dmesg</text:p>
          </table:table-cell>
          <table:table-cell table:style-name="Table1.C39" office:value-type="string">
            <text:p text:style-name="P49">Display the detected hardware status during boot time</text:p>
            <text:p text:style-name="P49"><text:s text:c="2"/>[the file location is <text:span text:style-name="T3">‘var/log/dmesg’</text:span>]</text:p>
            <text:p text:style-name="P49"/>
          </table:table-cell>
          <table:table-cell table:style-name="Table1.D39" office:value-type="string">
            <text:p text:style-name="P49">dmesg</text:p>
          </table:table-cell>
        </table:table-row>
        <text:soft-page-break/>
        <table:table-row>
          <table:table-cell table:style-name="Table1.A2" office:value-type="string">
            <text:p text:style-name="P42"/>
            <text:p text:style-name="P50">init</text:p>
            <text:p text:style-name="P42"/>
          </table:table-cell>
          <table:table-cell table:style-name="Table1.B40" office:value-type="string">
            <text:p text:style-name="P23"><text:s/><text:span text:style-name="T35">Init &lt;run_lavel&gt;</text:span></text:p>
            <text:p text:style-name="P23"/>
            <text:p text:style-name="P23">0 <text:s/>:Power-off the machine</text:p>
            <text:p text:style-name="P26"><text:s/></text:p>
            <text:p text:style-name="P26">6 <text:s/>:Reboot the machine</text:p>
            <text:p text:style-name="P26"><text:s/></text:p>
            <text:p text:style-name="P26">2, 3, 4,5 :<text:span text:style-name="T35">s</text:span>tart runlevel X. </text:p>
            <text:p text:style-name="P26">1, s, S :Enter rescue mode</text:p>
            <text:p text:style-name="P23"/>
            <text:p text:style-name="P23">q, Q : Reload init daemon configuration</text:p>
            <text:p text:style-name="P26"><text:s/></text:p>
            <text:p text:style-name="P26">u, U :Reexecute init daemon</text:p>
            <text:p text:style-name="P23"/>
          </table:table-cell>
          <table:table-cell table:style-name="Table1.C40" office:value-type="string">
            <text:p text:style-name="P50">It is used for changing the run lavel</text:p>
          </table:table-cell>
          <table:table-cell table:style-name="Table1.D40" office:value-type="string">
            <text:p text:style-name="P50"><text:s/>=&gt;init 0</text:p>
            <text:p text:style-name="P50">=&gt;init 1</text:p>
            <text:p text:style-name="P50">=&gt;init 2</text:p>
          </table:table-cell>
        </table:table-row>
        <table:table-row>
          <table:table-cell table:style-name="Table1.A3" office:value-type="string">
            <text:p text:style-name="P51">mkswap</text:p>
          </table:table-cell>
          <table:table-cell table:style-name="Table1.B41" office:value-type="string">
            <text:p text:style-name="P51">mkswap <text:s/>file_system</text:p>
          </table:table-cell>
          <table:table-cell table:style-name="Table1.C41" office:value-type="string">
            <text:p text:style-name="P51">Used to format the partition used for swap space</text:p>
          </table:table-cell>
          <table:table-cell table:style-name="Table1.D41" office:value-type="string">
            <text:p text:style-name="P51">mkswap /dev/sdX <text:s/></text:p>
          </table:table-cell>
        </table:table-row>
        <table:table-row>
          <table:table-cell table:style-name="Table1.A2" office:value-type="string">
            <text:p text:style-name="P51">swapon</text:p>
          </table:table-cell>
          <table:table-cell table:style-name="Table1.B42" office:value-type="string">
            <text:p text:style-name="P51">swapon -a &lt;file_system&gt;:</text:p>
            <text:p text:style-name="P51"/>
            <text:p text:style-name="P51">[enable all swaps from /etc/fstab] </text:p>
            <text:p text:style-name="P51"/>
            <text:p text:style-name="P51"/>
          </table:table-cell>
          <table:table-cell table:style-name="Table1.C42" office:value-type="string">
            <text:p text:style-name="P51">To activate the swap space</text:p>
          </table:table-cell>
          <table:table-cell table:style-name="Table1.D42" office:value-type="string">
            <text:p text:style-name="P51">swapon -a /dev/sdX</text:p>
          </table:table-cell>
        </table:table-row>
        <table:table-row>
          <table:table-cell table:style-name="Table1.A3" office:value-type="string">
            <text:p text:style-name="P51">swapoff</text:p>
          </table:table-cell>
          <table:table-cell table:style-name="Table1.B43" office:value-type="string">
            <text:p text:style-name="P51">swapoff file_system</text:p>
          </table:table-cell>
          <table:table-cell table:style-name="Table1.C43" office:value-type="string">
            <text:p text:style-name="P51">To deactivate the swap partition </text:p>
            <text:p text:style-name="P51"/>
            <text:p text:style-name="P51"/>
          </table:table-cell>
          <table:table-cell table:style-name="Table1.D43" office:value-type="string">
            <text:p text:style-name="P51">swapoff dev/sdX</text:p>
          </table:table-cell>
        </table:table-row>
        <table:table-row>
          <table:table-cell table:style-name="Table1.A2" office:value-type="string">
            <text:p text:style-name="P52">mkfs</text:p>
          </table:table-cell>
          <table:table-cell table:style-name="Table1.B44" office:value-type="string">
            <text:p text:style-name="P52">mkfs.btrfs /dev/sdx: for btrfs file system</text:p>
            <text:p text:style-name="P52"/>
            <text:p text:style-name="P52"/>
            <text:p text:style-name="P52">mkfs.ext2 /dev/sdx: for ext2 file system</text:p>
            <text:p text:style-name="P52"/>
            <text:p text:style-name="P52"/>
            <text:p text:style-name="P52">mkfs.ext3 /dev/sdx:for ext3 file system <text:s/></text:p>
            <text:p text:style-name="P52"/>
            <text:p text:style-name="P52"/>
            <text:p text:style-name="P52">mkfs.ext4 /dev/sdx: for ext3 file system</text:p>
            <text:p text:style-name="P52"/>
            <text:p text:style-name="P52"/>
            <text:p text:style-name="P52">mkfs.minix /dev/sdx:for minix file system </text:p>
            <text:p text:style-name="P52"/>
            <text:p text:style-name="P52"/>
            <text:p text:style-name="P52">mkfs.xfs /dev/sdx:for xfs file system</text:p>
            <text:p text:style-name="P52"/>
          </table:table-cell>
          <table:table-cell table:style-name="Table1.C44" office:value-type="string">
            <text:p text:style-name="P52">To format the partition this tools is used</text:p>
            <text:p text:style-name="P52">[more information about file system]</text:p>
          </table:table-cell>
          <table:table-cell table:style-name="Table1.D44" office:value-type="string">
            <text:p text:style-name="P53">mkfs.ext2 -V /dev/sdb</text:p>
          </table:table-cell>
        </table:table-row>
        <text:soft-page-break/>
        <table:table-row>
          <table:table-cell table:style-name="Table1.A3" office:value-type="string">
            <text:p text:style-name="P53">Poweroff</text:p>
            <text:p text:style-name="P53"/>
          </table:table-cell>
          <table:table-cell table:style-name="Table1.B45" office:value-type="string">
            <text:p text:style-name="P53">Poweroff</text:p>
          </table:table-cell>
          <table:table-cell table:style-name="Table1.C45" office:value-type="string">
            <text:p text:style-name="P53">Poweroff the machine</text:p>
          </table:table-cell>
          <table:table-cell table:style-name="Table1.D45" office:value-type="string">
            <text:p text:style-name="P53">poweroff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>
            <text:p text:style-name="P23"/>
          </table:table-cell>
          <table:table-cell table:style-name="Table1.B2">
            <text:p text:style-name="P42"/>
          </table:table-cell>
          <table:table-cell table:style-name="Table1.B2">
            <text:p text:style-name="P42"/>
          </table:table-cell>
        </table:table-row>
        <table:table-row>
          <table:table-cell table:style-name="Table1.A3" office:value-type="string">
            <text:p text:style-name="P42"/>
          </table:table-cell>
          <table:table-cell table:style-name="Table1.B3">
            <text:p text:style-name="P23"/>
          </table:table-cell>
          <table:table-cell table:style-name="Table1.B3">
            <text:p text:style-name="P42"/>
          </table:table-cell>
          <table:table-cell table:style-name="Table1.B3">
            <text:p text:style-name="P42"/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>
            <text:p text:style-name="P23"/>
          </table:table-cell>
          <table:table-cell table:style-name="Table1.B2">
            <text:p text:style-name="P42"/>
          </table:table-cell>
          <table:table-cell table:style-name="Table1.B2">
            <text:p text:style-name="P42"/>
          </table:table-cell>
        </table:table-row>
        <table:table-row>
          <table:table-cell table:style-name="Table1.A3" office:value-type="string">
            <text:p text:style-name="P42"/>
          </table:table-cell>
          <table:table-cell table:style-name="Table1.B3">
            <text:p text:style-name="P23"/>
          </table:table-cell>
          <table:table-cell table:style-name="Table1.B3">
            <text:p text:style-name="P42"/>
          </table:table-cell>
          <table:table-cell table:style-name="Table1.B3">
            <text:p text:style-name="P42"/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>
            <text:p text:style-name="P23"/>
          </table:table-cell>
          <table:table-cell table:style-name="Table1.B2">
            <text:p text:style-name="P42"/>
          </table:table-cell>
          <table:table-cell table:style-name="Table1.B2">
            <text:p text:style-name="P42"/>
          </table:table-cell>
        </table:table-row>
        <table:table-row table:style-name="Table1.2">
          <table:table-cell table:style-name="Table1.A51" office:value-type="string">
            <text:p text:style-name="P42"/>
          </table:table-cell>
          <table:table-cell table:style-name="Table1.B51">
            <text:p text:style-name="P23"/>
          </table:table-cell>
          <table:table-cell table:style-name="Table1.B51">
            <text:p text:style-name="P42"/>
          </table:table-cell>
          <table:table-cell table:style-name="Table1.B51">
            <text:p text:style-name="P42"/>
          </table:table-cell>
        </table:table-row>
      </table:table>
      <text:p text:style-name="P1"><text:span text:style-name="T2"/></text:p>
      <text:p text:style-name="P1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List_20_Shaded.1" style:display-name="Simple List Shaded.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3" style:display-name="Simple List Shaded.3" style:family="table-cell">
      <style:table-cell-properties fo:padding="0in" fo:padding-left="0in" fo:padding-right="0in" fo:padding-top="0in" fo:padding-bottom="0in" style:data-style-name="100"/>
    </style:style>
    <style:style style:name="Simple_20_List_20_Shaded.4" style:display-name="Simple List Shaded.4" style:family="table-cell">
      <style:table-cell-properties fo:padding="0in" fo:padding-left="0in" fo:padding-right="0in" fo:padding-top="0in" fo:padding-bottom="0in" style:data-style-name="0"/>
    </style:style>
    <style:style style:name="Simple_20_List_20_Shaded.5" style:display-name="Simple List Shaded.5" style:family="table-cell">
      <style:table-cell-properties fo:padding="0in" fo:padding-left="0in" fo:padding-right="0in" fo:padding-top="0in" fo:padding-bottom="0in" style:data-style-name="0"/>
    </style:style>
    <style:style style:name="Simple_20_List_20_Shaded.6" style:display-name="Simple List Shaded.6" style:family="table-cell">
      <style:table-cell-properties fo:background-color="#cccccc" fo:padding="0in" fo:padding-left="0in" fo:padding-right="0in" fo:padding-top="0in" fo:padding-bottom="0in" style:data-style-name="100"/>
    </style:style>
    <style:style style:name="Simple_20_List_20_Shaded.7" style:display-name="Simple List Shaded.7" style:family="table-cell">
      <style:table-cell-properties fo:padding="0in" fo:padding-left="0in" fo:padding-right="0in" fo:padding-top="0in" fo:padding-bottom="0in" style:data-style-name="0"/>
    </style:style>
    <style:style style:name="Simple_20_List_20_Shaded.8" style:display-name="Simple List Shaded.8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9" style:display-name="Simple List Shaded.9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0" style:display-name="Simple List Shaded.10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1" style:display-name="Simple List Shaded.1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Simple_20_List_20_Shaded.14" style:display-name="Simple List Shaded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15" style:display-name="Simple List Shaded.15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34:33.356849426</meta:creation-date>
    <dc:date>2019-07-26T22:09:12.092001996</dc:date>
    <meta:editing-duration>PT3H17M25S</meta:editing-duration>
    <meta:editing-cycles>24</meta:editing-cycles>
    <meta:generator>LibreOffice/6.2.5.2$Linux_X86_64 LibreOffice_project/20$Build-2</meta:generator>
    <meta:document-statistic meta:table-count="1" meta:image-count="0" meta:object-count="0" meta:page-count="9" meta:paragraph-count="305" meta:word-count="1495" meta:character-count="8785" meta:non-whitespace-character-count="7426"/>
  </office:meta>
</office:document-meta>
</file>